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75cm"/>
    </style:style>
    <style:style style:name="gr2" style:family="graphic" style:parent-style-name="standard">
      <style:graphic-properties draw:stroke="none" svg:stroke-color="#000000" draw:fill="none" draw:fill-color="#ffffff" fo:min-height="5.75cm"/>
    </style:style>
    <style:style style:name="gr3" style:family="graphic" style:parent-style-name="standard">
      <style:graphic-properties draw:stroke="none" svg:stroke-color="#000000" draw:fill="none" draw:fill-color="#ffffff" fo:min-height="7.55cm"/>
    </style:style>
    <style:style style:name="gr4" style:family="graphic" style:parent-style-name="standard">
      <style:graphic-properties draw:textarea-horizontal-align="justify" draw:textarea-vertical-align="middle" draw:auto-grow-height="false" fo:min-height="1.736cm" fo:min-width="5.786cm"/>
    </style:style>
    <style:style style:name="gr5" style:family="graphic" style:parent-style-name="standard">
      <style:graphic-properties draw:textarea-horizontal-align="justify" draw:textarea-vertical-align="middle" draw:auto-grow-height="false" fo:min-height="2.368cm" fo:min-width="5.318cm"/>
    </style:style>
    <style:style style:name="gr6" style:family="graphic" style:parent-style-name="objectwithoutfill">
      <style:graphic-properties draw:marker-start="Circle_20_unfilled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736cm" fo:min-width="4.38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text-properties fo:font-size="12pt" style:font-size-asian="12pt" style:font-size-complex="12pt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>
      <loext:graphic-properties draw:fill="none" draw:fill-color="#ffffff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5cm" svg:height="5cm" svg:x="1.3cm" svg:y="2.3cm">
          <draw:text-box>
            <text:p text:style-name="P1"><text:span text:style-name="T1">Class edmScreen</text:span><text:span text:style-name="T2">:</text:span></text:p>
            <text:p text:style-name="P1"><text:span text:style-name="T2">Describes a single ‘.edl’ file.</text:span></text:p>
            <text:p text:style-name="P1"><text:span text:style-name="T2">Properties:</text:span></text:p>
            <text:p text:style-name="P1"><text:span text:style-name="T1">Tagvalue</text:span><text:span text:style-name="T2">: dictionary of properties. Entry “Class” contains the name of the source file</text:span></text:p>
            <text:p text:style-name="P1"><text:span text:style-name="T1">ObjectList</text:span><text:span text:style-name="T2">: list of elements (display classes) referenced on this screen. These should be “edmObject”</text:span></text:p>
            <text:p text:style-name="P1"><text:span text:style-name="T2">Methods: </text:span><text:span text:style-name="T1">__init__</text:span><text:span text:style-name="T2">(self,Filename,macrotable, paths)</text:span></text:p>
            <text:p text:style-name="P1"><text:span text:style-name="T1">valid</text:span><text:span text:style-name="T2">(self)</text:span></text:p>
            <text:p text:style-name="P1"><text:span text:style-name="T1">addFile</text:span><text:span text:style-name="T2">(self, filename, macroTable, paths)</text:span></text:p>
          </draw:text-box>
        </draw:frame>
        <draw:frame draw:style-name="gr2" draw:text-style-name="P2" draw:layer="layout" svg:width="12.3cm" svg:height="8.241cm" svg:x="17.3cm" svg:y="2.3cm">
          <draw:text-box>
            <text:p text:style-name="P1"><text:span text:style-name="T1">EdmObject:</text:span></text:p>
            <text:p text:style-name="P1"><text:span text:style-name="T2">Contains the properties of a single edm display class (widget)</text:span></text:p>
            <text:p text:style-name="P1"><text:span text:style-name="T2">Properties:</text:span></text:p>
            <text:p text:style-name="P1"><text:span text:style-name="T1">TagValue </text:span><text:span text:style-name="T2">– dictionary of keys and values for widget properties</text:span></text:p>
            <text:p text:style-name="P1"><text:span text:style-name="T1">TagType</text:span><text:span text:style-name="T2"> – unused</text:span></text:p>
            <text:p text:style-name="P1"><text:span text:style-name="T2">Methods:</text:span></text:p>
            <text:p text:style-name="P1"><text:span text:style-name="T1">__init__(self, parent)</text:span><text:span text:style-name="T2"> – enters self into parent’s “objectList” property</text:span></text:p>
            <text:p text:style-name="P1"><text:span text:style-name="T1">getIntProperty(self, field, defValue=None</text:span><text:span text:style-name="T2">) – checks tagValue for a field named ‘field’ of the appropriate type. Returns defValue if not found, otherwise the tagValue found converted to the correct type. (also getDoubleProperty,...)</text:span></text:p>
            <text:p text:style-name="P1"><text:span text:style-name="T3">decode(self,tag, count, defValue, isString)</text:span><text:span text:style-name="T2"> – translates an edm property value list into an array of elements. These lists consist of an index, value pair on input.</text:span></text:p>
            <text:p text:style-name="P1"><text:span text:style-name="T2"/></text:p>
            <text:p text:style-name="P1"><text:span text:style-name="T2"/></text:p>
          </draw:text-box>
        </draw:frame>
        <draw:frame draw:style-name="gr3" draw:text-style-name="P4" draw:layer="layout" svg:width="12.7cm" svg:height="7.8cm" svg:x="2.1cm" svg:y="9.8cm">
          <draw:text-box>
            <text:p text:style-name="P3"><text:span text:style-name="T4">EdmScreen – containing widget for the contents of one edm screen.</text:span></text:p>
          </draw:text-box>
        </draw:frame>
        <draw:custom-shape draw:style-name="gr4" draw:text-style-name="P5" xml:id="id3" draw:id="id3" draw:layer="layout" svg:width="6.5cm" svg:height="2.2cm" svg:x="2.4cm" svg:y="12cm">
          <text:p text:style-name="P5">EdmWindowWidg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5" draw:id="id5" draw:layer="layout" svg:width="6.5cm" svg:height="2.2cm" svg:x="9.6cm" svg:y="14.7cm">
          <text:p text:style-name="P5">edmScre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4" draw:id="id4" draw:layer="layout" svg:width="6.1cm" svg:height="2.9cm" svg:x="2.8cm" svg:y="19.2cm">
          <text:p text:style-name="P5">EdmWidget</text:p>
          <text:p text:style-name="P5">[parent class, must</text:p>
          <text:p text:style-name="P5">Be inherited]</text:p>
          <text:p text:style-name="P5">(0 or more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7" draw:id="id7" draw:layer="layout" svg:width="6.5cm" svg:height="2.2cm" svg:x="2.3cm" svg:y="23.4cm">
          <text:p text:style-name="P5">ActiveGroupClass</text:p>
          <text:p text:style-name="P5">(0 or more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8" draw:id="id8" draw:layer="layout" svg:width="6.5cm" svg:height="2.2cm" svg:x="28.3cm" svg:y="12.4cm">
          <text:p text:style-name="P5">relatedDisplayCla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" draw:id="id1" draw:layer="layout" svg:width="6.5cm" svg:height="2.2cm" svg:x="20.1cm" svg:y="12.5cm">
          <text:p text:style-name="P5">activePipCla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2" draw:id="id2" draw:layer="layout" svg:width="6.5cm" svg:height="2.2cm" svg:x="20.1cm" svg:y="16.7cm">
          <text:p text:style-name="P5">edmScrolledWidg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svg:x1="23.35cm" svg:y1="14.7cm" svg:x2="23.35cm" svg:y2="16.7cm" draw:start-shape="id1" draw:start-glue-point="2" draw:end-shape="id2" svg:d="M23350 14700v2000" svg:viewBox="0 0 1 2001">
          <text:p/>
        </draw:connector>
        <draw:custom-shape draw:style-name="gr7" draw:text-style-name="P5" xml:id="id6" draw:id="id6" draw:layer="layout" svg:width="5.1cm" svg:height="2.2cm" svg:x="11.2cm" svg:y="19.6cm">
          <text:p text:style-name="P5">edmObject</text:p>
          <text:p text:style-name="P5">(0 or more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svg:x1="5.65cm" svg:y1="14.2cm" svg:x2="5.85cm" svg:y2="19.2cm" draw:start-shape="id3" draw:start-glue-point="2" draw:end-shape="id4" svg:d="M5650 14200v2501h200v2499" svg:viewBox="0 0 201 5001">
          <text:p/>
        </draw:connector>
        <draw:connector draw:style-name="gr6" draw:text-style-name="P6" draw:layer="layout" svg:x1="8.9cm" svg:y1="13.1cm" svg:x2="12.85cm" svg:y2="14.7cm" draw:start-shape="id3" draw:start-glue-point="1" draw:end-shape="id5" svg:d="M8900 13100h3950v1600" svg:viewBox="0 0 3951 1601">
          <text:p/>
        </draw:connector>
        <draw:connector draw:style-name="gr6" draw:text-style-name="P6" draw:layer="layout" svg:x1="16.1cm" svg:y1="15.8cm" svg:x2="13.75cm" svg:y2="19.6cm" draw:start-shape="id5" draw:start-glue-point="1" draw:end-shape="id6" draw:end-glue-point="0" svg:d="M16100 15800h502v2451h-2852v1349" svg:viewBox="0 0 2853 3801">
          <text:p/>
        </draw:connector>
        <draw:connector draw:style-name="gr6" draw:text-style-name="P6" draw:layer="layout" svg:x1="5.85cm" svg:y1="22.1cm" svg:x2="5.55cm" svg:y2="23.4cm" draw:start-shape="id4" draw:start-glue-point="2" draw:end-shape="id7" svg:d="M5850 22100v651h-300v649" svg:viewBox="0 0 301 1301">
          <text:p/>
        </draw:connector>
        <draw:connector draw:style-name="gr8" draw:text-style-name="P6" draw:layer="layout" svg:x1="8.9cm" svg:y1="20.65cm" svg:x2="11.2cm" svg:y2="20.7cm" draw:start-shape="id4" draw:start-glue-point="1" draw:end-shape="id6" draw:end-glue-point="3" svg:d="M8900 20650h1151v50h1149" svg:viewBox="0 0 2301 51">
          <text:p/>
        </draw:connector>
        <draw:connector draw:style-name="gr8" draw:text-style-name="P6" draw:layer="layout" svg:x1="20.1cm" svg:y1="17.8cm" svg:x2="16.3cm" svg:y2="20.7cm" draw:start-shape="id2" draw:start-glue-point="3" draw:end-shape="id6" draw:end-glue-point="1" svg:d="M20100 17800h-1899v2900h-1901" svg:viewBox="0 0 3801 2901">
          <text:p/>
        </draw:connector>
        <draw:connector draw:style-name="gr8" draw:text-style-name="P6" draw:layer="layout" svg:x1="31.55cm" svg:y1="12.4cm" svg:x2="5.65cm" svg:y2="12cm" draw:start-shape="id8" draw:start-glue-point="0" draw:end-shape="id3" draw:end-glue-point="0" svg:d="M31550 12400v-901h-25900v501" svg:viewBox="0 0 25901 902">
          <text:p/>
        </draw:connector>
        <draw:connector draw:style-name="gr8" draw:text-style-name="P6" draw:layer="layout" svg:x1="5.85cm" svg:y1="22.1cm" svg:x2="31.55cm" svg:y2="14.6cm" draw:start-shape="id4" draw:start-glue-point="2" draw:end-shape="id8" draw:end-glue-point="2" svg:d="M5850 22100v502h25700v-8002" svg:viewBox="0 0 25701 80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1T09:51:38.988000000</meta:creation-date>
    <dc:date>2017-06-19T14:49:02.550000000</dc:date>
    <meta:editing-duration>PT9M54S</meta:editing-duration>
    <meta:editing-cycles>1</meta:editing-cycles>
    <meta:document-statistic meta:object-count="20"/>
    <meta:generator>LibreOffice/5.3.3.2$Windows_X86_64 LibreOffice_project/3d9a8b4b4e538a85e0782bd6c2d430bafe583448</meta:generator>
  </office:meta>
</office:document-meta>
</file>